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2000001D065210B4DD15B4C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02cm" svg:height="3.927cm" svg:x="8.807cm" svg:y="12.874cm">
          <draw:image xlink:href="Pictures/1000020100000192000001D065210B4DD15B4C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6:01.065285663</meta:creation-date>
    <dc:date>2018-02-09T16:46:18.285019210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